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33333" style:font-name="Verdana" fo:font-size="9.25pt" fo:letter-spacing="normal" fo:font-style="normal" fo:font-weight="normal"/>
    </style:style>
    <style:style style:name="P2"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style:font-name="Verdana" fo:font-size="9.25pt" fo:letter-spacing="normal" fo:font-style="normal" fo:font-weight="normal"/>
    </style:style>
    <style:style style:name="P3" style:family="paragraph" style:parent-style-name="Text_20_body">
      <style:paragraph-properties fo:margin-left="0in" fo:margin-right="0in" fo:margin-top="0.0457in" fo:margin-bottom="0.0457in" style:line-height-at-least="0.1465in" fo:text-indent="0in" style:auto-text-indent="false"/>
    </style:style>
    <style:style style:name="P4" style:family="paragraph" style:parent-style-name="Text_20_body" style:list-style-name="L2">
      <style:paragraph-properties fo:margin-left="0in" fo:margin-right="0in" fo:margin-top="0.0457in" fo:margin-bottom="0.0457in" style:line-height-at-least="0.1465in" fo:text-indent="0in" style:auto-text-indent="false"/>
    </style:style>
    <style:style style:name="P5" style:family="paragraph" style:parent-style-name="Standard" style:list-style-name="L1"/>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variant="normal" fo:text-transform="none" fo:color="#333333" style:font-name="Verdana" fo:font-size="9.2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Top Tips to Sell Your Pre-Owned Travel Trailer</text:h>
      <text:p text:style-name="P1">If you live in Michigan and have a travel trailer, you aren't alone. Michigan is the 2nd state in the U.S.A. for number of travel trailers owned! Selling your travel trailer privately can be to your advantage economically, though it will take more work that selling through a dealership.</text:p>
      <text:p text:style-name="P2"><text:line-break/>Here's some tips for selling your travel trailer privately:</text:p>
      <text:p text:style-name="P3"><text:span text:style-name="T3"><text:line-break/></text:span><text:span text:style-name="Strong_20_Emphasis"><text:span text:style-name="T3">1. Write out a detailed window ticket.</text:span></text:span><text:span text:style-name="T3"> This should include purchase price, price offered, year of manufacture, maker and model, length, type of kitchen (front, read, outdoor), # of bedrooms, type of living area and outdoor spaces and pop-outs, if any, and color scheme.</text:span></text:p>
      <text:p text:style-name="P3"><text:span text:style-name="T3"><text:line-break/></text:span><text:span text:style-name="Strong_20_Emphasis"><text:span text:style-name="T3">2. Be honest about its plusses and minuses.</text:span></text:span><text:span text:style-name="T3"> Note how old the wheels are or if an appliance needs replacing. Note any improvements you've made, too, like fresh upholstery or a new mattress. This is a good moment to note what great times you've had in the travel trailer, and how you hope it's going to go to a good new "home".</text:span></text:p>
      <text:p text:style-name="P3"/>
      <text:p text:style-name="P3"><text:span text:style-name="Strong_20_Emphasis"><text:span text:style-name="T3">3. Take great photos.</text:span></text:span><text:span text:style-name="T3"> On a sunny day, clean that trailer 'til it sparkles. Park it (unhitched) in an attractive spot. Open all pop-outs and outdoor entertainment spaces, and "stage" it so that potential buyers can imagine what fun it will be to own. Take an outdoor shot at a 3/4 angle showing the front and one side. Include shots of the main bedroom, the indoor living area, and any damaged areas that you aren't going to fix yourself.</text:span></text:p>
      <text:p text:style-name="P3"/>
      <text:p text:style-name="P3"><text:span text:style-name="Strong_20_Emphasis"><text:span text:style-name="T3">4. Price it.</text:span></text:span><text:span text:style-name="T3"> Like any home or vehicle, it's wise to set a price that you can negotiate down from. Visit used trailer websites and find comparable units, pricing yours accordingly. It's best if you have the title in hand, but if you don't, let potential buyers know what you owe and if the loan is transferrable or not.</text:span></text:p>
      <text:p text:style-name="P3"/>
      <text:p text:style-name="P3"><text:span text:style-name="Strong_20_Emphasis"><text:span text:style-name="T3">5. Determine where you will market it.</text:span></text:span><text:span text:style-name="T3"> Craiglist, RVT.com and eBay are two excellent locations to market travel trailers. Your own social media accounts are great place to start a word-of-mouth campaig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12T19:42:40</meta:creation-date>
    <meta:document-statistic meta:table-count="0" meta:image-count="0" meta:object-count="0" meta:page-count="1" meta:paragraph-count="8" meta:word-count="343" meta:character-count="1949"/>
    <dc:date>2015-02-12T20:39:33</dc:date>
    <dc:creator>Dorothy Snyder</dc:creator>
    <meta:editing-duration>PT10M33S</meta:editing-duration>
    <meta:editing-cycles>1</meta:editing-cycles>
    <meta:generator>OpenOffice/4.1.1$Unix OpenOffice.org_project/411m6$Build-9775</meta:generator>
  </office:meta>
</office:document-meta>
</file>